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62">
      <style:table-cell-properties fo:border="0.06pt solid #000000"/>
    </style:style>
    <style:style style:name="ce11" style:family="table-cell" style:parent-style-name="Default" style:data-style-name="N162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60">
      <style:table-cell-properties fo:border="0.06pt solid #000000"/>
    </style:style>
    <style:style style:name="ce13" style:family="table-cell" style:parent-style-name="Default" style:data-style-name="N160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0"/>
        <table:table-column table:style-name="co3" table:default-cell-style-name="ce12"/>
        <table:table-column table:style-name="co2" table:default-cell-style-name="ce10"/>
        <table:table-column table:style-name="co3" table:default-cell-style-name="ce12"/>
        <table:table-column table:style-name="co4" table:number-columns-repeated="1016" table:default-cell-style-name="Default"/>
        <table:table-column table:style-name="co5" table:number-columns-repeated="3" table:default-cell-style-name="Default"/>
        <table:table-row table:style-name="ro1">
          <table:table-cell table:style-name="ce7"/>
          <table:table-cell table:style-name="ce7" office:value-type="string" calcext:value-type="string">
            <text:p>Pridėtinė vertė (nefinansų įmonių), mln. EUR</text:p>
          </table:table-cell>
          <table:table-cell table:style-name="ce7" office:value-type="string" calcext:value-type="string">
            <text:p>% nuo visų</text:p>
          </table:table-cell>
          <table:table-cell table:style-name="ce7" office:value-type="string" calcext:value-type="string">
            <text:p>Dirbančių asmenų skaičius (nefinansų įmonių), asmenys</text:p>
          </table:table-cell>
          <table:table-cell table:style-name="ce7" office:value-type="string" calcext:value-type="string">
            <text:p>% nuo visų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Iš viso pagal darbuotojų skaičių</text:p>
          </table:table-cell>
          <table:table-cell office:value-type="float" office:value="24000.128" calcext:value-type="float">
            <text:p>24000.1</text:p>
          </table:table-cell>
          <table:table-cell table:formula="of:=[.B2]/[.$B$2]" office:value-type="percentage" office:value="1" calcext:value-type="percentage">
            <text:p>100.0%</text:p>
          </table:table-cell>
          <table:table-cell office:value-type="float" office:value="1106963" calcext:value-type="float">
            <text:p>1106963.0</text:p>
          </table:table-cell>
          <table:table-cell table:formula="of:=[.D2]/[.$D$2]" office:value-type="percentage" office:value="1" calcext:value-type="percentage">
            <text:p>100.0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–9 darbuotojai</text:p>
          </table:table-cell>
          <table:table-cell office:value-type="float" office:value="4528.161" calcext:value-type="float">
            <text:p>4528.2</text:p>
          </table:table-cell>
          <table:table-cell table:formula="of:=[.B3]/[.$B$2]" office:value-type="percentage" office:value="0.188672368747367" calcext:value-type="percentage">
            <text:p>18.9%</text:p>
          </table:table-cell>
          <table:table-cell office:value-type="float" office:value="342281" calcext:value-type="float">
            <text:p>342281.0</text:p>
          </table:table-cell>
          <table:table-cell table:formula="of:=[.D3]/[.$D$2]" office:value-type="percentage" office:value="0.309207263476738" calcext:value-type="percentage">
            <text:p>30.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–19 darbuotojų</text:p>
          </table:table-cell>
          <table:table-cell office:value-type="float" office:value="1999.123" calcext:value-type="float">
            <text:p>1999.1</text:p>
          </table:table-cell>
          <table:table-cell table:formula="of:=[.B4]/[.$B$2]" office:value-type="percentage" office:value="0.0832963474194804" calcext:value-type="percentage">
            <text:p>8.3%</text:p>
          </table:table-cell>
          <table:table-cell office:value-type="float" office:value="103858" calcext:value-type="float">
            <text:p>103858.0</text:p>
          </table:table-cell>
          <table:table-cell table:formula="of:=[.D4]/[.$D$2]" office:value-type="percentage" office:value="0.0938224674176102" calcext:value-type="percentage">
            <text:p>9.4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–49 darbuotojai</text:p>
          </table:table-cell>
          <table:table-cell office:value-type="float" office:value="3171.606" calcext:value-type="float">
            <text:p>3171.6</text:p>
          </table:table-cell>
          <table:table-cell table:formula="of:=[.B5]/[.$B$2]" office:value-type="percentage" office:value="0.132149545202426" calcext:value-type="percentage">
            <text:p>13.2%</text:p>
          </table:table-cell>
          <table:table-cell office:value-type="float" office:value="145325" calcext:value-type="float">
            <text:p>145325.0</text:p>
          </table:table-cell>
          <table:table-cell table:formula="of:=[.D5]/[.$D$2]" office:value-type="percentage" office:value="0.131282617395523" calcext:value-type="percentage">
            <text:p>13.1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–249 darbuotojai</text:p>
          </table:table-cell>
          <table:table-cell office:value-type="float" office:value="5975.274" calcext:value-type="float">
            <text:p>5975.3</text:p>
          </table:table-cell>
          <table:table-cell table:formula="of:=[.B6]/[.$B$2]" office:value-type="percentage" office:value="0.248968422168415" calcext:value-type="percentage">
            <text:p>24.9%</text:p>
          </table:table-cell>
          <table:table-cell office:value-type="float" office:value="231775" calcext:value-type="float">
            <text:p>231775.0</text:p>
          </table:table-cell>
          <table:table-cell table:formula="of:=[.D6]/[.$D$2]" office:value-type="percentage" office:value="0.209379175275054" calcext:value-type="percentage">
            <text:p>20.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 ir daugiau darbuotojų</text:p>
          </table:table-cell>
          <table:table-cell office:value-type="float" office:value="8325.964" calcext:value-type="float">
            <text:p>8326.0</text:p>
          </table:table-cell>
          <table:table-cell table:formula="of:=[.B7]/[.$B$2]" office:value-type="percentage" office:value="0.346913316462312" calcext:value-type="percentage">
            <text:p>34.7%</text:p>
          </table:table-cell>
          <table:table-cell office:value-type="float" office:value="283724" calcext:value-type="float">
            <text:p>283724.0</text:p>
          </table:table-cell>
          <table:table-cell table:formula="of:=[.D7]/[.$D$2]" office:value-type="percentage" office:value="0.256308476435075" calcext:value-type="percentage">
            <text:p>25.6%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0–249 darbuotojai</text:p>
          </table:table-cell>
          <table:table-cell table:style-name="ce11" table:formula="of:=SUM([.B3:.B6])" office:value-type="float" office:value="15674.164" calcext:value-type="float">
            <text:p>15674.2</text:p>
          </table:table-cell>
          <table:table-cell table:style-name="ce13" table:formula="of:=SUM([.C3:.C6])" office:value-type="percentage" office:value="0.653086683537688" calcext:value-type="percentage">
            <text:p>65.3%</text:p>
          </table:table-cell>
          <table:table-cell table:style-name="ce11" table:formula="of:=SUM([.D3:.D6])" office:value-type="float" office:value="823239" calcext:value-type="float">
            <text:p>823239.0</text:p>
          </table:table-cell>
          <table:table-cell table:style-name="ce13" table:formula="of:=SUM([.E3:.E6])" office:value-type="percentage" office:value="0.743691523564925" calcext:value-type="percentage">
            <text:p>74.4%</text:p>
          </table:table-cell>
          <table:table-cell table:number-columns-repeated="1019"/>
        </table:table-row>
      </table:table>
      <table:named-expressions>
        <table:named-expression table:name="JR_PAGE_ANCHOR_0_1" table:base-cell-address="$Report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60">
      <number:number number:decimal-places="1" number:min-decimal-places="1" number:min-integer-digits="1"/>
      <number:text>%</number:text>
    </number:percentage-style>
    <number:number-style style:name="N161">
      <number:number number:decimal-places="1" number:min-decimal-places="1" number:min-integer-digits="1" number:grouping="true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20:19:05.720640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4T22:42:53.853264861</dc:date>
    <meta:editing-duration>PT2H14M39S</meta:editing-duration>
    <meta:editing-cycles>2</meta:editing-cycles>
    <meta:generator>LibreOffice/7.0.3.1$Linux_X86_64 LibreOffice_project/00$Build-1</meta:generator>
    <meta:document-statistic meta:table-count="1" meta:cell-count="39" meta:object-count="0"/>
  </office:meta>
</office:document-meta>
</file>